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5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9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47b8b8"/>
    </style:style>
    <style:style style:name="ce13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44">
            <text:p>44</text:p>
          </table:table-cell>
          <table:table-cell office:value-type="string">
            <text:p>B (see store.h, SD_REFERENCE_LENGTH)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Quantities</text:p>
          </table:table-cell>
          <table:table-cell table:style-name="ce2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table:style-name="ce11" office:value-type="string" table:number-columns-spanned="1" table:number-rows-spanned="2">
            <text:p>(&lt;- this is a small number, a greater number means less storage overhead, but less independent files in case of file specific errors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0]/[.B9]" office:value-type="float" office:value="40">
            <text:p>40</text:p>
          </table:table-cell>
          <table:covered-table-cell/>
          <table:table-cell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0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1]*[.B5]" office:value-type="float" office:value="1760">
            <text:p>176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6]" office:value-type="float" office:value="20">
            <text:p>2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5:.B17])" office:value-type="float" office:value="165620">
            <text:p>165620</text:p>
          </table:table-cell>
          <table:table-cell table:style-name="ce12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0]/[.B12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1]/[.B20]*[.B18]" office:value-type="float" office:value="1222741406.25">
            <text:p>1222741406,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9" table:formula="of:=[.B22]/1024/1024" office:value-type="float" office:value="1166.09707474709">
            <text:p>1166,10</text:p>
          </table:table-cell>
          <table:table-cell table:style-name="ce13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10" table:formula="of:=[.B22]/[.B18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4">
          <table:table-cell table:style-name="ce7" office:value-type="string">
            <text:p>MAXID</text:p>
          </table:table-cell>
          <table:table-cell table:style-name="ce7" table:formula="of:=100000000-1" office:value-type="float" office:value="99999999">
            <text:p>99999999</text:p>
          </table:table-cell>
          <table:table-cell table:style-name="ce14" office:value-type="string" table:number-columns-spanned="1" table:number-rows-spanned="2">
            <text:p>(see store.h, MAXID, limited by FAT32 filename and our file naming scheme)</text:p>
          </table:table-cell>
          <table:table-cell/>
        </table:table-row>
        <table:table-row table:style-name="ro4">
          <table:table-cell table:style-name="ce8" table:number-columns-repeated="2"/>
          <table:covered-table-cell table:style-name="ce8"/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3.5$Linux_X86_64 LibreOffice_project/350m1$Build-2</meta:generator>
    <dc:date>2012-08-02T12:55:13</dc:date>
    <dc:creator>Gaute Hope</dc:creator>
    <meta:editing-duration>PT21M4S</meta:editing-duration>
    <meta:editing-cycles>24</meta:editing-cycles>
    <meta:document-statistic meta:table-count="3" meta:cell-count="53" meta:object-count="0"/>
  </office:meta>
</office:document-meta>
</file>